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/>
    <style:font-face style:name="Calibri1" svg:font-family="Calibri" style:font-pitch="variable"/>
    <style:font-face style:name="Calibri2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あずきフォントB" svg:font-family="あずきフォントB" style:font-pitch="variable"/>
    <style:font-face style:name="あずきフォントB1" svg:font-family="あずきフォントB" style:font-pitch="fixed"/>
    <style:font-face style:name="游ゴシック" svg:font-family="游ゴシック" style:font-family-generic="system" style:font-pitch="variable"/>
    <style:font-face style:name="游ゴシック1" svg:font-family="游ゴシック" style:font-family-generic="modern" style:font-pitch="variable"/>
    <style:font-face style:name="游ゴシック2" svg:font-family="游ゴシック" style:font-pitch="variable"/>
    <style:font-face style:name="游明朝" svg:font-family="游明朝" style:font-family-generic="system" style:font-pitch="variable"/>
    <style:font-face style:name="ＭＳ Ｐゴシック" svg:font-family="'ＭＳ Ｐゴシック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71cm" svg:stroke-linecap="butt" draw:fill="solid" draw:fill-color="#ffd428" draw:textarea-vertical-align="middle" draw:auto-grow-height="false" draw:fit-to-size="false" style:shrink-to-fit="false" fo:min-height="14.737cm" fo:min-width="17.683cm" fo:padding-top="0.13cm" fo:padding-bottom="0.13cm" fo:padding-left="0.259cm" fo:padding-right="0.259cm" fo:wrap-option="wrap"/>
    </style:style>
    <style:style style:name="gr2" style:family="graphic" style:parent-style-name="standard">
      <style:graphic-properties draw:stroke="none" svg:stroke-width="0.071cm" svg:stroke-linecap="butt" draw:fill="solid" draw:fill-color="#75aadb" draw:textarea-vertical-align="middle" draw:auto-grow-height="false" draw:fit-to-size="false" style:shrink-to-fit="false" fo:min-height="10.445cm" fo:min-width="17.683cm" fo:padding-top="0.13cm" fo:padding-bottom="0.13cm" fo:padding-left="0.259cm" fo:padding-right="0.259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42cm" fo:min-width="0.395cm" fo:padding-top="0.13cm" fo:padding-bottom="0.13cm" fo:padding-left="0.259cm" fo:padding-right="0.259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0.659cm" fo:min-width="0.098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0.783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0.795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1.777cm" fo:min-width="0.499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.071cm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71cm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09cm" svg:stroke-color="#000000" svg:stroke-linecap="butt" draw:fill="solid" draw:fill-color="#ffcc9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071cm" svg:stroke-linecap="butt" draw:fill="solid" draw:fill-color="#ffcc9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1.918cm" fo:min-width="1.384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2.126cm" fo:min-width="0.858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2.241cm" fo:min-width="0.795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4.58cm" fo:min-width="2.127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.071cm" svg:stroke-linecap="butt" draw:fill="solid" draw:fill-color="#ffffff" draw:textarea-vertical-align="middle" draw:auto-grow-height="false" draw:fit-to-size="false" style:shrink-to-fit="false" fo:min-height="0.108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.071cm" svg:stroke-linecap="butt" draw:fill="solid" draw:fill-color="#ffffff" draw:textarea-vertical-align="middle" draw:auto-grow-height="false" draw:fit-to-size="false" style:shrink-to-fit="false" fo:min-height="0.109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09cm" svg:stroke-color="#000000" svg:stroke-linecap="butt" draw:fill="solid" draw:fill-color="#ffcc99" draw:textarea-vertical-align="middle" draw:auto-grow-height="false" draw:fit-to-size="false" style:shrink-to-fit="false" fo:min-height="0.316cm" fo:min-width="0.435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09cm" svg:stroke-color="#000000" svg:stroke-linecap="butt" draw:fill="solid" draw:fill-color="#ffcc99" draw:textarea-vertical-align="middle" draw:auto-grow-height="false" draw:fit-to-size="false" style:shrink-to-fit="false" fo:min-height="0.316cm" fo:min-width="0.436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.071cm" svg:stroke-linecap="butt" draw:fill="solid" draw:fill-color="#ffcc99" draw:textarea-vertical-align="middle" draw:auto-grow-height="false" draw:fit-to-size="false" style:shrink-to-fit="false" fo:min-height="0.004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0.184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0.245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0.249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72cm" fo:min-width="0.04cm" fo:padding-top="0.125cm" fo:padding-bottom="0.125cm" fo:padding-left="0.25cm" fo:padding-right="0.25cm" fo:wrap-option="wrap"/>
    </style:style>
    <style:style style:name="gr25" style:family="graphic">
      <style:graphic-properties style:protect="size"/>
    </style:style>
    <style:style style:name="pr1" style:family="presentation" style:parent-style-name="白紙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solid" draw:fill-color="#ffd428"/>
      <style:paragraph-properties fo:text-align="center" style:font-independent-line-spacing="true"/>
      <style:text-properties fo:font-size="14pt"/>
    </style:style>
    <style:style style:name="P2" style:family="paragraph">
      <loext:graphic-properties draw:fill="solid" draw:fill-color="#75aadb"/>
      <style:paragraph-properties fo:text-align="center" style:font-independent-line-spacing="true"/>
      <style:text-properties fo:font-size="14pt"/>
    </style:style>
    <style:style style:name="P3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4" style:family="paragraph">
      <loext:graphic-properties draw:fill="solid" draw:fill-color="#000000"/>
      <style:paragraph-properties fo:text-align="center" style:font-independent-line-spacing="true"/>
      <style:text-properties fo:font-size="14pt"/>
    </style:style>
    <style:style style:name="P5" style:family="paragraph">
      <loext:graphic-properties draw:fill="solid" draw:fill-color="#ffffff"/>
      <style:paragraph-properties fo:text-align="center" style:font-independent-line-spacing="true"/>
      <style:text-properties fo:font-size="14pt"/>
    </style:style>
    <style:style style:name="P6" style:family="paragraph">
      <loext:graphic-properties draw:fill="solid" draw:fill-color="#ffcc99"/>
      <style:paragraph-properties fo:text-align="center" style:font-independent-line-spacing="true"/>
      <style:text-properties fo:font-size="14pt"/>
    </style:style>
    <style:style style:name="P7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白紙" presentation:presentation-page-layout-name="AL1T0">
        <draw:custom-shape draw:name="正方形/長方形 3" draw:style-name="gr1" draw:text-style-name="P1" draw:layer="layout" svg:width="18.2cm" svg:height="14.996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4" draw:style-name="gr2" draw:text-style-name="P2" draw:layer="layout" svg:width="18.2cm" svg:height="10.704cm" svg:x="0cm" svg:y="14.9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" draw:style-name="gr3" draw:text-style-name="P3" draw:layer="layout" svg:width="0.912cm" svg:height="1.001cm" svg:x="1.191cm" svg:y="0.5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グループ化 21">
          <draw:custom-shape draw:name="円/楕円 22" draw:style-name="gr4" draw:text-style-name="P4" draw:layer="layout" svg:width="0.846cm" svg:height="1.285cm" svg:x="25.408cm" svg:y="19.42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23" draw:style-name="gr5" draw:text-style-name="P4" draw:layer="layout" svg:width="0.59cm" svg:height="1.461cm" draw:transform="skewX (-0.0799360797413403) rotate (-0.565486677646162) translate (25.224cm 20.226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24" draw:style-name="gr6" draw:text-style-name="P4" draw:layer="layout" svg:width="0.584cm" svg:height="1.477cm" draw:transform="skewX (0.0656243798749868) rotate (0.427605666738611) translate (25.989cm 20.521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25" draw:style-name="gr7" draw:text-style-name="P5" draw:layer="layout" svg:width="1.411cm" svg:height="2.865cm" svg:x="25.125cm" svg:y="19.96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26" draw:style-name="gr8" draw:text-style-name="P5" draw:layer="layout" svg:width="0.187cm" svg:height="0.211cm" svg:x="25.596cm" svg:y="19.58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27" draw:style-name="gr8" draw:text-style-name="P5" draw:layer="layout" svg:width="0.187cm" svg:height="0.211cm" svg:x="25.905cm" svg:y="19.58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28" draw:style-name="gr9" draw:text-style-name="P4" draw:layer="layout" svg:width="0.059cm" svg:height="0.079cm" svg:x="25.951cm" svg:y="19.655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29" draw:style-name="gr9" draw:text-style-name="P4" draw:layer="layout" svg:width="0.059cm" svg:height="0.079cm" svg:x="25.647cm" svg:y="19.654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五角形 30" draw:style-name="gr10" draw:text-style-name="P6" draw:layer="layout" svg:width="0.481cm" svg:height="0.31cm" draw:transform="skewX (-0.0804596785169385) rotate (2.61013989635752) translate (25.727cm 23.147cm)">
            <text:p/>
  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  <draw:equation draw:name="f0" draw:formula="logwidth/2"/>
              <draw:equation draw:name="f1" draw:formula="?f0 *$0 /100000"/>
              <draw:equation draw:name="f2" draw:formula="logheight/2"/>
              <draw:equation draw:name="f3" draw:formula="?f2 *$1 /100000"/>
              <draw:equation draw:name="f4" draw:formula="logheight/2"/>
              <draw:equation draw:name="f5" draw:formula="?f4 *$1 /100000"/>
              <draw:equation draw:name="f6" draw:formula="?f1 *cos(pi*(1080000)/10800000)"/>
              <draw:equation draw:name="f7" draw:formula="?f1 *cos(pi*(18360000)/10800000)"/>
              <draw:equation draw:name="f8" draw:formula="?f3 *sin(pi*(1080000)/10800000)"/>
              <draw:equation draw:name="f9" draw:formula="?f3 *sin(pi*(18360000)/10800000)"/>
              <draw:equation draw:name="f10" draw:formula="logwidth/2"/>
              <draw:equation draw:name="f11" draw:formula="?f10 +0-?f6 "/>
              <draw:equation draw:name="f12" draw:formula="?f10 +0-?f7 "/>
              <draw:equation draw:name="f13" draw:formula="?f10 +?f7 -0"/>
              <draw:equation draw:name="f14" draw:formula="?f10 +?f6 -0"/>
              <draw:equation draw:name="f15" draw:formula="?f5 +0-?f8 "/>
              <draw:equation draw:name="f16" draw:formula="?f5 +0-?f9 "/>
              <draw:equation draw:name="f17" draw:formula="?f15 *?f7 /?f6 "/>
              <draw:equation draw:name="f18" draw:formula="logheight"/>
            </draw:enhanced-geometry>
          </draw:custom-shape>
          <draw:custom-shape draw:name="五角形 31" draw:style-name="gr10" draw:text-style-name="P6" draw:layer="layout" svg:width="0.483cm" svg:height="0.309cm" draw:transform="skewX (0.0808087443673375) rotate (-2.56563400043166) translate (26.43cm 22.897cm)">
            <text:p/>
  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  <draw:equation draw:name="f0" draw:formula="logwidth/2"/>
              <draw:equation draw:name="f1" draw:formula="?f0 *$0 /100000"/>
              <draw:equation draw:name="f2" draw:formula="logheight/2"/>
              <draw:equation draw:name="f3" draw:formula="?f2 *$1 /100000"/>
              <draw:equation draw:name="f4" draw:formula="logheight/2"/>
              <draw:equation draw:name="f5" draw:formula="?f4 *$1 /100000"/>
              <draw:equation draw:name="f6" draw:formula="?f1 *cos(pi*(1080000)/10800000)"/>
              <draw:equation draw:name="f7" draw:formula="?f1 *cos(pi*(18360000)/10800000)"/>
              <draw:equation draw:name="f8" draw:formula="?f3 *sin(pi*(1080000)/10800000)"/>
              <draw:equation draw:name="f9" draw:formula="?f3 *sin(pi*(18360000)/10800000)"/>
              <draw:equation draw:name="f10" draw:formula="logwidth/2"/>
              <draw:equation draw:name="f11" draw:formula="?f10 +0-?f6 "/>
              <draw:equation draw:name="f12" draw:formula="?f10 +0-?f7 "/>
              <draw:equation draw:name="f13" draw:formula="?f10 +?f7 -0"/>
              <draw:equation draw:name="f14" draw:formula="?f10 +?f6 -0"/>
              <draw:equation draw:name="f15" draw:formula="?f5 +0-?f8 "/>
              <draw:equation draw:name="f16" draw:formula="?f5 +0-?f9 "/>
              <draw:equation draw:name="f17" draw:formula="?f15 *?f7 /?f6 "/>
              <draw:equation draw:name="f18" draw:formula="logheight"/>
            </draw:enhanced-geometry>
          </draw:custom-shape>
          <draw:custom-shape draw:name="ひし形 32" draw:style-name="gr11" draw:text-style-name="P6" draw:layer="layout" svg:width="0.282cm" svg:height="0.211cm" svg:x="25.691cm" svg:y="19.782cm">
            <text:p/>
            <draw:enhanced-geometry draw:mirror-horizontal="false" draw:mirror-vertical="false" svg:viewBox="0 0 0 0" draw:text-areas="?f6 ?f7 ?f0 ?f1" draw:type="ooxml-diamond" draw:enhanced-path="M 0 ?f3 L ?f2 0 ?f5 ?f3 ?f2 ?f4 Z N">
              <draw:equation draw:name="f0" draw:formula="logwidth*3/4"/>
              <draw:equation draw:name="f1" draw:formula="logheight*3/4"/>
              <draw:equation draw:name="f2" draw:formula="logwidth/2"/>
              <draw:equation draw:name="f3" draw:formula="logheight/2"/>
              <draw:equation draw:name="f4" draw:formula="logheight"/>
              <draw:equation draw:name="f5" draw:formula="logwidth"/>
              <draw:equation draw:name="f6" draw:formula="logwidth/4"/>
              <draw:equation draw:name="f7" draw:formula="logheight/4"/>
            </draw:enhanced-geometry>
          </draw:custom-shape>
        </draw:g>
        <draw:g>
          <draw:custom-shape draw:name="円/楕円 60" draw:style-name="gr12" draw:text-style-name="P4" draw:layer="layout" svg:width="2.662cm" svg:height="3.066cm" draw:transform="skewX (-0.00366519142918809) rotate (-0.0232128790515252) translate (-9.467cm 14.115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61" draw:style-name="gr13" draw:text-style-name="P4" draw:layer="layout" svg:width="1.92cm" svg:height="3.358cm" draw:transform="skewX (0.0891863247769104) rotate (0.968308669006454) translate (-12.287cm 16.562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62" draw:style-name="gr14" draw:text-style-name="P4" draw:layer="layout" svg:width="1.831cm" svg:height="3.523cm" draw:transform="skewX (0.0626573201465964) rotate (0.405265452313083) translate (-7.717cm 17.142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63" draw:style-name="gr15" draw:text-style-name="P5" draw:layer="layout" svg:width="3.713cm" svg:height="6.83cm" draw:transform="skewX (-0.00349065850398865) rotate (-0.0228638132011254) translate (-10.057cm 15.621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64" draw:style-name="gr16" draw:text-style-name="P5" draw:layer="layout" svg:width="0.591cm" svg:height="0.504cm" draw:transform="skewX (-0.00593411945678072) rotate (-0.0219911485751283) translate (-8.992cm 14.613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65" draw:style-name="gr17" draw:text-style-name="P5" draw:layer="layout" svg:width="0.591cm" svg:height="0.507cm" draw:transform="skewX (-0.00191986217719376) rotate (-0.020245819323135) translate (-7.847cm 14.641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66" draw:style-name="gr9" draw:text-style-name="P4" draw:layer="layout" svg:width="0.187cm" svg:height="0.189cm" draw:transform="skewX (0.00523598775598299) rotate (0.0214675497995306) translate (-7.675cm 14.814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67" draw:style-name="gr9" draw:text-style-name="P4" draw:layer="layout" svg:width="0.185cm" svg:height="0.19cm" draw:transform="skewX (-0.00523598775598299) rotate (0.0162315620435474) translate (-8.793cm 14.787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五角形 68" draw:style-name="gr18" draw:text-style-name="P6" draw:layer="layout" svg:width="1.513cm" svg:height="0.741cm" draw:transform="skewX (-0.079412480965742) rotate (2.58832328070759) translate (-8.747cm 23.105cm)">
            <text:p/>
  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  <draw:equation draw:name="f0" draw:formula="logwidth/2"/>
              <draw:equation draw:name="f1" draw:formula="?f0 *$0 /100000"/>
              <draw:equation draw:name="f2" draw:formula="logheight/2"/>
              <draw:equation draw:name="f3" draw:formula="?f2 *$1 /100000"/>
              <draw:equation draw:name="f4" draw:formula="logheight/2"/>
              <draw:equation draw:name="f5" draw:formula="?f4 *$1 /100000"/>
              <draw:equation draw:name="f6" draw:formula="?f1 *cos(pi*(1080000)/10800000)"/>
              <draw:equation draw:name="f7" draw:formula="?f1 *cos(pi*(18360000)/10800000)"/>
              <draw:equation draw:name="f8" draw:formula="?f3 *sin(pi*(1080000)/10800000)"/>
              <draw:equation draw:name="f9" draw:formula="?f3 *sin(pi*(18360000)/10800000)"/>
              <draw:equation draw:name="f10" draw:formula="logwidth/2"/>
              <draw:equation draw:name="f11" draw:formula="?f10 +0-?f6 "/>
              <draw:equation draw:name="f12" draw:formula="?f10 +0-?f7 "/>
              <draw:equation draw:name="f13" draw:formula="?f10 +?f7 -0"/>
              <draw:equation draw:name="f14" draw:formula="?f10 +?f6 -0"/>
              <draw:equation draw:name="f15" draw:formula="?f5 +0-?f8 "/>
              <draw:equation draw:name="f16" draw:formula="?f5 +0-?f9 "/>
              <draw:equation draw:name="f17" draw:formula="?f15 *?f7 /?f6 "/>
              <draw:equation draw:name="f18" draw:formula="logheight"/>
            </draw:enhanced-geometry>
          </draw:custom-shape>
          <draw:custom-shape draw:name="五角形 69" draw:style-name="gr19" draw:text-style-name="P6" draw:layer="layout" svg:width="1.514cm" svg:height="0.74cm" draw:transform="skewX (0.0767944870877506) rotate (-2.58867234655799) translate (-6.632cm 22.365cm)">
            <text:p/>
  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  <draw:equation draw:name="f0" draw:formula="logwidth/2"/>
              <draw:equation draw:name="f1" draw:formula="?f0 *$0 /100000"/>
              <draw:equation draw:name="f2" draw:formula="logheight/2"/>
              <draw:equation draw:name="f3" draw:formula="?f2 *$1 /100000"/>
              <draw:equation draw:name="f4" draw:formula="logheight/2"/>
              <draw:equation draw:name="f5" draw:formula="?f4 *$1 /100000"/>
              <draw:equation draw:name="f6" draw:formula="?f1 *cos(pi*(1080000)/10800000)"/>
              <draw:equation draw:name="f7" draw:formula="?f1 *cos(pi*(18360000)/10800000)"/>
              <draw:equation draw:name="f8" draw:formula="?f3 *sin(pi*(1080000)/10800000)"/>
              <draw:equation draw:name="f9" draw:formula="?f3 *sin(pi*(18360000)/10800000)"/>
              <draw:equation draw:name="f10" draw:formula="logwidth/2"/>
              <draw:equation draw:name="f11" draw:formula="?f10 +0-?f6 "/>
              <draw:equation draw:name="f12" draw:formula="?f10 +0-?f7 "/>
              <draw:equation draw:name="f13" draw:formula="?f10 +?f7 -0"/>
              <draw:equation draw:name="f14" draw:formula="?f10 +?f6 -0"/>
              <draw:equation draw:name="f15" draw:formula="?f5 +0-?f8 "/>
              <draw:equation draw:name="f16" draw:formula="?f5 +0-?f9 "/>
              <draw:equation draw:name="f17" draw:formula="?f15 *?f7 /?f6 "/>
              <draw:equation draw:name="f18" draw:formula="logheight"/>
            </draw:enhanced-geometry>
          </draw:custom-shape>
          <draw:custom-shape draw:name="ひし形 70" draw:style-name="gr20" draw:text-style-name="P6" draw:layer="layout" svg:width="0.886cm" svg:height="0.506cm" draw:transform="skewX (-0.00401425727958696) rotate (-0.0237364778271234) translate (-8.566cm 15.127cm)">
            <text:p/>
            <draw:enhanced-geometry draw:mirror-horizontal="false" draw:mirror-vertical="false" svg:viewBox="0 0 0 0" draw:text-areas="?f6 ?f7 ?f0 ?f1" draw:type="ooxml-diamond" draw:enhanced-path="M 0 ?f3 L ?f2 0 ?f5 ?f3 ?f2 ?f4 Z N">
              <draw:equation draw:name="f0" draw:formula="logwidth*3/4"/>
              <draw:equation draw:name="f1" draw:formula="logheight*3/4"/>
              <draw:equation draw:name="f2" draw:formula="logwidth/2"/>
              <draw:equation draw:name="f3" draw:formula="logheight/2"/>
              <draw:equation draw:name="f4" draw:formula="logheight"/>
              <draw:equation draw:name="f5" draw:formula="logwidth"/>
              <draw:equation draw:name="f6" draw:formula="logwidth/4"/>
              <draw:equation draw:name="f7" draw:formula="logheight/4"/>
            </draw:enhanced-geometry>
          </draw:custom-shape>
        </draw:g>
        <draw:g draw:name="グループ化 71">
          <draw:custom-shape draw:name="円/楕円 72" draw:style-name="gr21" draw:text-style-name="P4" draw:layer="layout" svg:width="0.457cm" svg:height="0.614cm" svg:x="25.645cm" svg:y="13.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73" draw:style-name="gr22" draw:text-style-name="P4" draw:layer="layout" svg:width="0.319cm" svg:height="0.699cm" draw:transform="skewX (-0.0813323431429357) rotate (-0.566184809346961) translate (25.525cm 13.575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74" draw:style-name="gr23" draw:text-style-name="P4" draw:layer="layout" svg:width="0.315cm" svg:height="0.705cm" draw:transform="skewX (0.0664970445009839) rotate (0.428129265514209) translate (25.975cm 13.733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75" draw:style-name="gr24" draw:text-style-name="P5" draw:layer="layout" svg:width="0.762cm" svg:height="1.37cm" svg:x="25.493cm" svg:y="13.4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76" draw:style-name="gr8" draw:text-style-name="P5" draw:layer="layout" svg:width="0.101cm" svg:height="0.1cm" svg:x="25.747cm" svg:y="13.27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77" draw:style-name="gr8" draw:text-style-name="P5" draw:layer="layout" svg:width="0.101cm" svg:height="0.1cm" svg:x="25.914cm" svg:y="13.27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78" draw:style-name="gr9" draw:text-style-name="P4" draw:layer="layout" svg:width="0.031cm" svg:height="0.038cm" svg:x="25.932cm" svg:y="13.31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79" draw:style-name="gr9" draw:text-style-name="P4" draw:layer="layout" svg:width="0.031cm" svg:height="0.038cm" svg:x="25.767cm" svg:y="13.31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五角形 80" draw:style-name="gr10" draw:text-style-name="P6" draw:layer="layout" svg:width="0.259cm" svg:height="0.148cm" draw:transform="skewX (-0.0809832772925368) rotate (2.61240882438511) translate (25.822cm 14.99cm)">
            <text:p/>
  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  <draw:equation draw:name="f0" draw:formula="logwidth/2"/>
              <draw:equation draw:name="f1" draw:formula="?f0 *$0 /100000"/>
              <draw:equation draw:name="f2" draw:formula="logheight/2"/>
              <draw:equation draw:name="f3" draw:formula="?f2 *$1 /100000"/>
              <draw:equation draw:name="f4" draw:formula="logheight/2"/>
              <draw:equation draw:name="f5" draw:formula="?f4 *$1 /100000"/>
              <draw:equation draw:name="f6" draw:formula="?f1 *cos(pi*(1080000)/10800000)"/>
              <draw:equation draw:name="f7" draw:formula="?f1 *cos(pi*(18360000)/10800000)"/>
              <draw:equation draw:name="f8" draw:formula="?f3 *sin(pi*(1080000)/10800000)"/>
              <draw:equation draw:name="f9" draw:formula="?f3 *sin(pi*(18360000)/10800000)"/>
              <draw:equation draw:name="f10" draw:formula="logwidth/2"/>
              <draw:equation draw:name="f11" draw:formula="?f10 +0-?f6 "/>
              <draw:equation draw:name="f12" draw:formula="?f10 +0-?f7 "/>
              <draw:equation draw:name="f13" draw:formula="?f10 +?f7 -0"/>
              <draw:equation draw:name="f14" draw:formula="?f10 +?f6 -0"/>
              <draw:equation draw:name="f15" draw:formula="?f5 +0-?f8 "/>
              <draw:equation draw:name="f16" draw:formula="?f5 +0-?f9 "/>
              <draw:equation draw:name="f17" draw:formula="?f15 *?f7 /?f6 "/>
              <draw:equation draw:name="f18" draw:formula="logheight"/>
            </draw:enhanced-geometry>
          </draw:custom-shape>
          <draw:custom-shape draw:name="五角形 81" draw:style-name="gr10" draw:text-style-name="P6" draw:layer="layout" svg:width="0.259cm" svg:height="0.148cm" draw:transform="skewX (0.0876155284501153) rotate (-2.56545946750647) translate (26.192cm 14.855cm)">
            <text:p/>
  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  <draw:equation draw:name="f0" draw:formula="logwidth/2"/>
              <draw:equation draw:name="f1" draw:formula="?f0 *$0 /100000"/>
              <draw:equation draw:name="f2" draw:formula="logheight/2"/>
              <draw:equation draw:name="f3" draw:formula="?f2 *$1 /100000"/>
              <draw:equation draw:name="f4" draw:formula="logheight/2"/>
              <draw:equation draw:name="f5" draw:formula="?f4 *$1 /100000"/>
              <draw:equation draw:name="f6" draw:formula="?f1 *cos(pi*(1080000)/10800000)"/>
              <draw:equation draw:name="f7" draw:formula="?f1 *cos(pi*(18360000)/10800000)"/>
              <draw:equation draw:name="f8" draw:formula="?f3 *sin(pi*(1080000)/10800000)"/>
              <draw:equation draw:name="f9" draw:formula="?f3 *sin(pi*(18360000)/10800000)"/>
              <draw:equation draw:name="f10" draw:formula="logwidth/2"/>
              <draw:equation draw:name="f11" draw:formula="?f10 +0-?f6 "/>
              <draw:equation draw:name="f12" draw:formula="?f10 +0-?f7 "/>
              <draw:equation draw:name="f13" draw:formula="?f10 +?f7 -0"/>
              <draw:equation draw:name="f14" draw:formula="?f10 +?f6 -0"/>
              <draw:equation draw:name="f15" draw:formula="?f5 +0-?f8 "/>
              <draw:equation draw:name="f16" draw:formula="?f5 +0-?f9 "/>
              <draw:equation draw:name="f17" draw:formula="?f15 *?f7 /?f6 "/>
              <draw:equation draw:name="f18" draw:formula="logheight"/>
            </draw:enhanced-geometry>
          </draw:custom-shape>
          <draw:custom-shape draw:name="ひし形 82" draw:style-name="gr11" draw:text-style-name="P6" draw:layer="layout" svg:width="0.152cm" svg:height="0.1cm" svg:x="25.798cm" svg:y="13.371cm">
            <text:p/>
            <draw:enhanced-geometry draw:mirror-horizontal="false" draw:mirror-vertical="false" svg:viewBox="0 0 0 0" draw:text-areas="?f6 ?f7 ?f0 ?f1" draw:type="ooxml-diamond" draw:enhanced-path="M 0 ?f3 L ?f2 0 ?f5 ?f3 ?f2 ?f4 Z N">
              <draw:equation draw:name="f0" draw:formula="logwidth*3/4"/>
              <draw:equation draw:name="f1" draw:formula="logheight*3/4"/>
              <draw:equation draw:name="f2" draw:formula="logwidth/2"/>
              <draw:equation draw:name="f3" draw:formula="logheight/2"/>
              <draw:equation draw:name="f4" draw:formula="logheight"/>
              <draw:equation draw:name="f5" draw:formula="logwidth"/>
              <draw:equation draw:name="f6" draw:formula="logwidth/4"/>
              <draw:equation draw:name="f7" draw:formula="logheight/4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/>
    <style:font-face style:name="Calibri1" svg:font-family="Calibri" style:font-pitch="variable"/>
    <style:font-face style:name="Calibri2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あずきフォントB" svg:font-family="あずきフォントB" style:font-pitch="variable"/>
    <style:font-face style:name="あずきフォントB1" svg:font-family="あずきフォントB" style:font-pitch="fixed"/>
    <style:font-face style:name="游ゴシック" svg:font-family="游ゴシック" style:font-family-generic="system" style:font-pitch="variable"/>
    <style:font-face style:name="游ゴシック1" svg:font-family="游ゴシック" style:font-family-generic="modern" style:font-pitch="variable"/>
    <style:font-face style:name="游ゴシック2" svg:font-family="游ゴシック" style:font-pitch="variable"/>
    <style:font-face style:name="游明朝" svg:font-family="游明朝" style:font-family-generic="system" style:font-pitch="variable"/>
    <style:font-face style:name="ＭＳ Ｐゴシック" svg:font-family="'ＭＳ Ｐゴシック'" style:font-family-generic="moder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白紙-background" style:family="presentation">
      <style:graphic-properties draw:stroke="none" draw:fill="solid" draw:fill-color="#ffffff"/>
      <style:text-properties style:letter-kerning="true"/>
    </style:style>
    <style:style style:name="白紙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白紙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白紙-outline1" style:family="presentation">
      <style:graphic-properties draw:stroke="none" draw:fill="none" draw:auto-grow-height="false" draw:fit-to-size="false" style:shrink-to-fit="true">
        <text:list-style style:name="白紙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8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0.2999992370605pt" fo:letter-spacing="normal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6pt" style:language-asian="ja" style:country-asian="JP" style:font-style-asian="normal" style:font-weight-asian="normal" style:font-name-complex="Arial1" style:font-family-complex="Ari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 fo:hyphenate="false"/>
    </style:style>
    <style:style style:name="白紙-outline2" style:family="presentation" style:parent-style-name="白紙-outline1">
      <style:paragraph-properties fo:margin-left="0cm" fo:margin-right="0cm" fo:margin-top="0.466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2.2000007629395pt" fo:letter-spacing="normal" fo:font-style="normal" style:text-underline-style="none" fo:font-weight="normal" fo:background-color="transparent" style:font-size-asian="19pt" style:font-style-asian="normal" style:font-weight-asian="normal" style:font-size-complex="19pt" style:font-style-complex="normal" style:font-weight-complex="normal" fo:hyphenate="false"/>
    </style:style>
    <style:style style:name="白紙-outline3" style:family="presentation" style:parent-style-name="白紙-outline2">
      <style:paragraph-properties fo:margin-left="0cm" fo:margin-right="0cm" fo:margin-top="0.349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.6000003814697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白紙-outline4" style:family="presentation" style:parent-style-name="白紙-outline3">
      <style:paragraph-properties fo:margin-left="0cm" fo:margin-right="0cm" fo:margin-top="0.23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.6000003814697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白紙-outline5" style:family="presentation" style:parent-style-name="白紙-outline4">
      <style:paragraph-properties fo:margin-left="0cm" fo:margin-right="0cm" fo:margin-top="0.116cm" fo:margin-bottom="0cm" fo:text-indent="0cm"/>
      <style:text-properties fo:font-size="23.3999996185303pt" style:font-size-asian="20pt" style:font-size-complex="20pt"/>
    </style:style>
    <style:style style:name="白紙-outline6" style:family="presentation" style:parent-style-name="白紙-outline5">
      <style:paragraph-properties fo:margin-left="0cm" fo:margin-right="0cm" fo:margin-top="0.116cm" fo:margin-bottom="0cm" fo:text-indent="0cm"/>
      <style:text-properties fo:font-size="23.3999996185303pt" style:font-size-asian="20pt" style:font-size-complex="20pt"/>
    </style:style>
    <style:style style:name="白紙-outline7" style:family="presentation" style:parent-style-name="白紙-outline6">
      <style:paragraph-properties fo:margin-left="0cm" fo:margin-right="0cm" fo:margin-top="0.116cm" fo:margin-bottom="0cm" fo:text-indent="0cm"/>
      <style:text-properties fo:font-size="23.3999996185303pt" style:font-size-asian="20pt" style:font-size-complex="20pt"/>
    </style:style>
    <style:style style:name="白紙-outline8" style:family="presentation" style:parent-style-name="白紙-outline7">
      <style:paragraph-properties fo:margin-left="0cm" fo:margin-right="0cm" fo:margin-top="0.116cm" fo:margin-bottom="0cm" fo:text-indent="0cm"/>
      <style:text-properties fo:font-size="23.3999996185303pt" style:font-size-asian="20pt" style:font-size-complex="20pt"/>
    </style:style>
    <style:style style:name="白紙-outline9" style:family="presentation" style:parent-style-name="白紙-outline8">
      <style:paragraph-properties fo:margin-left="0cm" fo:margin-right="0cm" fo:margin-top="0.116cm" fo:margin-bottom="0cm" fo:text-indent="0cm"/>
      <style:text-properties fo:font-size="23.3999996185303pt" style:font-size-asian="20pt" style:font-size-complex="20pt"/>
    </style:style>
    <style:style style:name="白紙-subtitle" style:family="presentation">
      <style:graphic-properties draw:stroke="none" draw:fill="none" draw:textarea-vertical-align="middle">
        <text:list-style style:name="白紙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白紙-title" style:family="presentation">
      <style:graphic-properties draw:stroke="none" draw:fill="none" draw:textarea-vertical-align="middle">
        <text:list-style style:name="白紙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6.3999996185303pt" fo:letter-spacing="normal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14pt" style:language-asian="ja" style:country-asian="JP" style:font-style-asian="normal" style:font-weight-asian="normal" style:font-name-complex="Arial1" style:font-family-complex="Ari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18.2cm" fo:page-height="25.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白紙-backgroundobjects">
      <style:graphic-properties draw:stroke="none" svg:stroke-width="0cm" draw:fill="none" draw:fill-color="#ffffff" draw:textarea-vertical-align="middle" draw:auto-grow-height="false" draw:fit-to-size="false" style:shrink-to-fit="false" fo:min-height="11.785cm" fo:padding-top="0.102cm" fo:padding-bottom="0.102cm" fo:padding-left="0.203cm" fo:padding-right="0.203cm" fo:wrap-option="wrap"/>
      <style:paragraph-properties style:writing-mode="lr-tb"/>
    </style:style>
    <style:style style:name="Mpr2" style:family="presentation" style:parent-style-name="白紙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白紙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9pt" fo:letter-spacing="normal" fo:font-style="normal" style:text-underline-style="none" fo:font-weight="normal" fo:background-color="transparent" style:font-size-asian="9pt" style:language-asian="ja" style:country-asian="JP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5.364cm" svg:height="7.575cm" svg:x="2.817cm" svg:y="2.485cm"/>
      <draw:page-thumbnail draw:layer="backgroundobjects" svg:width="5.364cm" svg:height="7.575cm" svg:x="2.817cm" svg:y="11.061cm"/>
      <draw:page-thumbnail draw:layer="backgroundobjects" svg:width="5.364cm" svg:height="7.575cm" svg:x="2.817cm" svg:y="19.637cm"/>
      <draw:page-thumbnail draw:layer="backgroundobjects" svg:width="5.364cm" svg:height="7.575cm" svg:x="12.817cm" svg:y="2.485cm"/>
      <draw:page-thumbnail draw:layer="backgroundobjects" svg:width="5.364cm" svg:height="7.575cm" svg:x="12.817cm" svg:y="11.061cm"/>
      <draw:page-thumbnail draw:layer="backgroundobjects" svg:width="5.364cm" svg:height="7.575cm" svg:x="12.817cm" svg:y="19.637cm"/>
    </style:handout-master>
    <style:master-page style:name="白紙" style:page-layout-name="PM1" draw:style-name="Mdp1">
      <draw:frame draw:name="日付プレースホルダ 1" presentation:style-name="Mpr1" draw:text-style-name="MP6" draw:layer="backgroundobjects" svg:width="3.779cm" svg:height="1.261cm" svg:x="1.81cm" svg:y="22.966cm" presentation:class="date-time" presentation:user-transformed="true">
        <draw:text-box>
          <text:p text:style-name="MP5"><text:span text:style-name="MT2"><text:date style:data-style-name="D1" text:date-value="2022-01-23">1/23/22</text:date></text:span></text:p>
        </draw:text-box>
      </draw:frame>
      <draw:frame draw:name="フッター プレースホルダ 2" presentation:style-name="Mpr1" draw:text-style-name="MP6" draw:layer="backgroundobjects" svg:width="5.129cm" svg:height="1.261cm" svg:x="6.535cm" svg:y="22.966cm" presentation:class="footer" presentation:user-transformed="true">
        <draw:text-box>
          <text:p/>
        </draw:text-box>
      </draw:frame>
      <draw:frame draw:name="スライド番号プレースホルダ 3" presentation:style-name="Mpr1" draw:text-style-name="MP6" draw:layer="backgroundobjects" svg:width="3.779cm" svg:height="1.261cm" svg:x="12.61cm" svg:y="22.966cm" presentation:class="page-number" presentation:user-transformed="true">
        <draw:text-box>
          <text:p text:style-name="MP7"><text:span text:style-name="MT2"><text:page-number>&lt;番号&gt;</text:page-number></text:span></text:p>
        </draw:text-box>
      </draw:frame>
      <draw:frame presentation:style-name="白紙-title" draw:layer="backgroundobjects" svg:width="14.579cm" svg:height="3.956cm" svg:x="1.81cm" svg:y="1.944cm" presentation:class="title" presentation:placeholder="true">
        <draw:text-box/>
      </draw:frame>
      <draw:frame presentation:style-name="白紙-outline1" draw:layer="backgroundobjects" svg:width="14.579cm" svg:height="13.744cm" svg:x="1.81cm" svg:y="6.544cm" presentation:class="outline" presentation:placeholder="true">
        <draw:text-box/>
      </draw:frame>
      <presentation:notes style:page-layout-name="PM0">
        <draw:page-thumbnail presentation:style-name="白紙-title" draw:layer="backgroundobjects" svg:width="19.798cm" svg:height="11.136cm" svg:x="0.6cm" svg:y="2.257cm" presentation:class="page"/>
        <draw:frame presentation:style-name="白紙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スライド 1</dc:title>
    <meta:initial-creator>土屋政雄</meta:initial-creator>
    <meta:editing-cycles>29</meta:editing-cycles>
    <meta:creation-date>2020-08-30T06:48:42</meta:creation-date>
    <dc:date>2022-01-23T15:13:58.366000000</dc:date>
    <meta:editing-duration>PT4H4M10S</meta:editing-duration>
    <meta:generator>LibreOffice/7.2.0.4$Windows_X86_64 LibreOffice_project/9a9c6381e3f7a62afc1329bd359cc48accb6435b</meta:generator>
    <meta:document-statistic meta:object-count="62"/>
    <meta:user-defined meta:name="AppVersion">12.0000</meta:user-defined>
    <meta:user-defined meta:name="PresentationFormat">B5 (JIS) 182x257 mm</meta:user-defined>
    <meta:user-defined meta:name="Slides" meta:value-type="float">1</meta:user-defined>
  </office:meta>
</office:document-meta>
</file>